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6E20000015F27CDBA75.svm" manifest:media-type=""/>
  <manifest:file-entry manifest:full-path="Pictures/200000010000018A000000D8A4D10E32.svm" manifest:media-type=""/>
  <manifest:file-entry manifest:full-path="Pictures/20000001000001CD0000012DBE74C9DE.svm" manifest:media-type=""/>
  <manifest:file-entry manifest:full-path="Pictures/200000010000079300000164803135EA.svm" manifest:media-type=""/>
  <manifest:file-entry manifest:full-path="Pictures/200000010000090700000323B8CEDEC2.svm" manifest:media-type=""/>
  <manifest:file-entry manifest:full-path="Pictures/20000001000001DA000002B1CBED4A4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2000002B300000175405C5C5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v_s}{R_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frac{R_S \mathbin{\|} R_1 \mathbin{\|} R_2 }{R_S}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R_S \mathbin{\|} R_1 \mathbin{\|} R_2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\left(\beta+1 \right) 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frac{R_S \mathbin{\|} R_1 \mathbin{\|} R_2 }{R_S}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21cm" svg:height="5.841cm" svg:x="1.639cm" svg:y="0.311cm">
          <draw:image xlink:href="Pictures/20000002000002B300000175405C5C53.eps" xlink:type="simple" xlink:show="embed" xlink:actuate="onLoad">
            <text:p/>
          </draw:image>
        </draw:frame>
        <draw:frame draw:style-name="gr2" draw:text-style-name="P3" draw:layer="layout" svg:width="0.869cm" svg:height="0.916cm" svg:x="8.887cm" svg:y="1.87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1.944cm" svg:y="1.61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draw:layer="layout" svg:width="1.132cm" svg:height="0.916cm" svg:x="11.307cm" svg:y="4.86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335cm" svg:height="0.258cm" svg:x="9.148cm" svg:y="1.083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17cm" svg:height="0.36cm" svg:x="10.527cm" svg:y="0.904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46cm" svg:height="0.355cm" svg:x="10.85cm" svg:y="1.65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2.217cm" svg:y="1.651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517cm" svg:height="0.36cm" svg:x="4.914cm" svg:y="1.66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46cm" svg:height="0.355cm" svg:x="6.503cm" svg:y="1.66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7.757cm" svg:y="1.66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568cm" svg:height="0.826cm" svg:x="3.318cm" svg:y="0.931cm">
          <draw:image xlink:href="Pictures/20000001000001DA000002B1CBED4A4F.svm" xlink:type="simple" xlink:show="embed" xlink:actuate="onLoad">
            <text:p/>
          </draw:image>
        </draw:frame>
        <draw:frame draw:style-name="gr8" draw:text-style-name="P1" draw:layer="layout" svg:width="2.31cm" svg:height="0.802cm" svg:x="8.251cm" svg:y="4.445cm">
          <draw:image xlink:href="Pictures/200000010000090700000323B8CEDEC2.svm" xlink:type="simple" xlink:show="embed" xlink:actuate="onLoad">
            <text:p/>
          </draw:image>
        </draw:frame>
        <draw:frame draw:style-name="gr9" draw:text-style-name="P1" draw:layer="layout" svg:width="1.938cm" svg:height="0.355cm" svg:x="10.575cm" svg:y="2.857cm">
          <draw:image xlink:href="Pictures/200000010000079300000164803135EA.svm" xlink:type="simple" xlink:show="embed" xlink:actuate="onLoad">
            <text:p/>
          </draw:image>
        </draw:frame>
        <draw:frame draw:style-name="gr10" draw:text-style-name="P1" draw:layer="layout" svg:width="0.472cm" svg:height="0.258cm" svg:x="4.008cm" svg:y="3.822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1.761cm" svg:height="0.35cm" draw:transform="rotate (1.5707963267949) translate (4.063cm 6.095cm)">
          <draw:image xlink:href="Pictures/20000001000006E20000015F27CDBA75.svm" xlink:type="simple" xlink:show="embed" xlink:actuate="onLoad">
            <text:p/>
          </draw:image>
        </draw:frame>
        <draw:frame draw:style-name="gr12" draw:text-style-name="P1" draw:layer="layout" svg:width="1.848cm" svg:height="0.642cm" svg:x="0.199cm" svg:y="4.88cm">
          <draw:image xlink:href="Pictures/200000010000090700000323B8CEDEC2.svm" xlink:type="simple" xlink:show="embed" xlink:actuate="onLoad">
            <text:p/>
          </draw:image>
        </draw:frame>
        <draw:frame draw:style-name="gr9" draw:text-style-name="P1" draw:layer="layout" svg:width="1.938cm" svg:height="0.355cm" svg:x="2.146cm" svg:y="2.934cm">
          <draw:image xlink:href="Pictures/200000010000079300000164803135EA.svm" xlink:type="simple" xlink:show="embed" xlink:actuate="onLoad">
            <text:p/>
          </draw:image>
        </draw:frame>
        <draw:frame draw:style-name="gr13" draw:text-style-name="P1" draw:layer="layout" svg:width="1.014cm" svg:height="0.274cm" svg:x="5.646cm" svg:y="4.721cm">
          <draw:image xlink:href="Pictures/200000010000034E000000E5D8367438.svm" xlink:type="simple" xlink:show="embed" xlink:actuate="onLoad">
            <text:p/>
          </draw:image>
        </draw:frame>
        <draw:frame draw:style-name="gr14" draw:text-style-name="P1" draw:layer="layout" svg:width="0.552cm" svg:height="0.36cm" svg:x="6.387cm" svg:y="3.64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517cm" svg:height="0.355cm" svg:x="7.65cm" svg:y="3.651cm">
          <draw:image xlink:href="Pictures/20000001000001B000000129C1E76D42.svm" xlink:type="simple" xlink:show="embed" xlink:actuate="onLoad">
            <text:p/>
          </draw:image>
        </draw:frame>
        <draw:frame draw:style-name="gr2" draw:text-style-name="P3" draw:layer="layout" svg:width="1.132cm" svg:height="0.916cm" svg:x="0.44cm" svg:y="3.708cm">
          <draw:text-box>
            <text:p text:style-name="P2"><text:span text:style-name="T1">(</text:span><text:span text:style-name="T1">ت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0:58.044600558</dc:date>
    <meta:editing-duration>PT45M10S</meta:editing-duration>
    <meta:editing-cycles>6</meta:editing-cycles>
    <meta:generator>LibreOffice/4.2.8.2$Linux_x86 LibreOffice_project/420m0$Build-2</meta:generator>
    <meta:document-statistic meta:object-count="22"/>
  </office:meta>
</office:document-meta>
</file>